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a40ff" officeooo:paragraph-rsid="001a40ff"/>
    </style:style>
    <style:style style:name="P2" style:family="paragraph" style:parent-style-name="Title">
      <style:text-properties style:text-underline-style="none" officeooo:rsid="001892b7" officeooo:paragraph-rsid="001892b7"/>
    </style:style>
    <style:style style:name="P3" style:family="paragraph" style:parent-style-name="Heading_20_1">
      <style:text-properties style:text-underline-style="none" officeooo:rsid="001a40ff" officeooo:paragraph-rsid="001a40ff"/>
    </style:style>
    <style:style style:name="P4" style:family="paragraph" style:parent-style-name="Heading_20_1">
      <style:text-properties style:text-underline-style="none" officeooo:rsid="001be8ff" officeooo:paragraph-rsid="001be8ff"/>
    </style:style>
    <style:style style:name="P5" style:family="paragraph" style:parent-style-name="Heading_20_1">
      <style:text-properties style:text-underline-style="none" officeooo:rsid="00241b93" officeooo:paragraph-rsid="00241b93"/>
    </style:style>
    <style:style style:name="P6" style:family="paragraph" style:parent-style-name="Heading_20_1">
      <style:text-properties style:text-underline-style="none" officeooo:rsid="001d3e3d" officeooo:paragraph-rsid="001d3e3d"/>
    </style:style>
    <style:style style:name="P7" style:family="paragraph" style:parent-style-name="Heading_20_2">
      <style:text-properties style:text-underline-style="none" officeooo:rsid="005a604f" officeooo:paragraph-rsid="005a604f"/>
    </style:style>
    <style:style style:name="P8" style:family="paragraph" style:parent-style-name="Heading_20_2">
      <style:text-properties style:text-underline-style="none" officeooo:rsid="00241b93" officeooo:paragraph-rsid="00241b93"/>
    </style:style>
    <style:style style:name="P9" style:family="paragraph" style:parent-style-name="Heading_20_2">
      <style:text-properties style:text-underline-style="none" officeooo:rsid="001f8d14" officeooo:paragraph-rsid="001f8d14"/>
    </style:style>
    <style:style style:name="P10" style:family="paragraph" style:parent-style-name="Heading_20_3">
      <style:text-properties style:text-underline-style="none"/>
    </style:style>
    <style:style style:name="P11" style:family="paragraph" style:parent-style-name="Heading_20_3">
      <style:text-properties style:text-underline-style="none" officeooo:rsid="0027ef1e" officeooo:paragraph-rsid="0027ef1e"/>
    </style:style>
    <style:style style:name="P12" style:family="paragraph" style:parent-style-name="Text_20_body">
      <style:text-properties style:text-underline-style="none" officeooo:rsid="001be8ff" officeooo:paragraph-rsid="001be8ff"/>
    </style:style>
    <style:style style:name="P13" style:family="paragraph" style:parent-style-name="Text_20_body">
      <style:text-properties style:text-underline-style="none" officeooo:paragraph-rsid="005bbca0"/>
    </style:style>
    <style:style style:name="P14" style:family="paragraph" style:parent-style-name="Text_20_body">
      <style:text-properties style:text-underline-style="none" officeooo:paragraph-rsid="002572d0"/>
    </style:style>
    <style:style style:name="P15" style:family="paragraph" style:parent-style-name="Text_20_body">
      <style:text-properties style:text-underline-style="none" officeooo:paragraph-rsid="0027ef1e"/>
    </style:style>
    <style:style style:name="P16" style:family="paragraph" style:parent-style-name="Text_20_body">
      <style:text-properties style:text-underline-style="none" officeooo:rsid="0029c3a6" officeooo:paragraph-rsid="0029c3a6"/>
    </style:style>
    <style:style style:name="P17" style:family="paragraph" style:parent-style-name="Text_20_body">
      <style:text-properties style:text-underline-style="none" officeooo:rsid="002af507" officeooo:paragraph-rsid="002af507"/>
    </style:style>
    <style:style style:name="P18" style:family="paragraph" style:parent-style-name="Text_20_body">
      <style:text-properties style:text-underline-style="none" officeooo:rsid="0034c45d" officeooo:paragraph-rsid="0034c45d"/>
    </style:style>
    <style:style style:name="P19" style:family="paragraph" style:parent-style-name="Text_20_body">
      <style:text-properties style:text-underline-style="none" officeooo:rsid="00388066" officeooo:paragraph-rsid="00388066"/>
    </style:style>
    <style:style style:name="P20" style:family="paragraph" style:parent-style-name="Text_20_body">
      <style:text-properties style:text-underline-style="none" officeooo:rsid="003b1fbe" officeooo:paragraph-rsid="003b1fbe"/>
    </style:style>
    <style:style style:name="P21" style:family="paragraph" style:parent-style-name="Text_20_body">
      <style:text-properties style:text-underline-style="none" officeooo:paragraph-rsid="003f1d15"/>
    </style:style>
    <style:style style:name="P22" style:family="paragraph" style:parent-style-name="Text_20_body">
      <style:text-properties style:text-underline-style="none" officeooo:paragraph-rsid="00449abe"/>
    </style:style>
    <style:style style:name="P23" style:family="paragraph" style:parent-style-name="Text_20_body">
      <style:text-properties style:text-underline-style="none" officeooo:rsid="004aca4f" officeooo:paragraph-rsid="004aca4f"/>
    </style:style>
    <style:style style:name="P24" style:family="paragraph" style:parent-style-name="Text_20_body">
      <style:text-properties style:text-underline-style="none" officeooo:rsid="004ff1ca" officeooo:paragraph-rsid="004ff1ca"/>
    </style:style>
    <style:style style:name="P25" style:family="paragraph" style:parent-style-name="Text_20_body">
      <style:text-properties style:text-underline-style="none" officeooo:paragraph-rsid="00539d20"/>
    </style:style>
    <style:style style:name="P26" style:family="paragraph" style:parent-style-name="Text_20_body">
      <style:text-properties style:text-underline-style="none" officeooo:rsid="0057bb8d" officeooo:paragraph-rsid="0057bb8d"/>
    </style:style>
    <style:style style:name="P27" style:family="paragraph" style:parent-style-name="Text_20_body">
      <style:text-properties style:text-underline-style="none" officeooo:rsid="001d3e3d" officeooo:paragraph-rsid="001d3e3d"/>
    </style:style>
    <style:style style:name="P28" style:family="paragraph" style:parent-style-name="Text_20_body">
      <style:text-properties style:text-underline-style="none" officeooo:paragraph-rsid="001f8d14"/>
    </style:style>
    <style:style style:name="T1" style:family="text">
      <style:text-properties officeooo:rsid="001d3e3d"/>
    </style:style>
    <style:style style:name="T2" style:family="text">
      <style:text-properties officeooo:rsid="001da618"/>
    </style:style>
    <style:style style:name="T3" style:family="text">
      <style:text-properties officeooo:rsid="001e308b"/>
    </style:style>
    <style:style style:name="T4" style:family="text">
      <style:text-properties officeooo:rsid="001f8d14"/>
    </style:style>
    <style:style style:name="T5" style:family="text">
      <style:text-properties officeooo:rsid="0021502d"/>
    </style:style>
    <style:style style:name="T6" style:family="text">
      <style:text-properties officeooo:rsid="00228eb4"/>
    </style:style>
    <style:style style:name="T7" style:family="text">
      <style:text-properties officeooo:rsid="00241b93"/>
    </style:style>
    <style:style style:name="T8" style:family="text">
      <style:text-properties officeooo:rsid="002572d0"/>
    </style:style>
    <style:style style:name="T9" style:family="text">
      <style:text-properties officeooo:rsid="00268a11"/>
    </style:style>
    <style:style style:name="T10" style:family="text">
      <style:text-properties officeooo:rsid="0027ef1e"/>
    </style:style>
    <style:style style:name="T11" style:family="text">
      <style:text-properties style:font-name="Liberation Sans" fo:font-size="14.1000003814697pt" fo:font-weight="bold" officeooo:rsid="0027ef1e" style:font-name-asian="Noto Sans CJK SC" style:font-size-asian="14.1000003814697pt" style:font-weight-asian="bold" style:font-name-complex="Lohit Devanagari" style:font-size-complex="14.1000003814697pt" style:font-weight-complex="bold"/>
    </style:style>
    <style:style style:name="T12" style:family="text">
      <style:text-properties officeooo:rsid="002827b7"/>
    </style:style>
    <style:style style:name="T13" style:family="text">
      <style:text-properties officeooo:rsid="00287405"/>
    </style:style>
    <style:style style:name="T14" style:family="text">
      <style:text-properties officeooo:rsid="002af507"/>
    </style:style>
    <style:style style:name="T15" style:family="text">
      <style:text-properties officeooo:rsid="002ca6a2"/>
    </style:style>
    <style:style style:name="T16" style:family="text">
      <style:text-properties officeooo:rsid="002e897c"/>
    </style:style>
    <style:style style:name="T17" style:family="text">
      <style:text-properties officeooo:rsid="00300db2"/>
    </style:style>
    <style:style style:name="T18" style:family="text">
      <style:text-properties officeooo:rsid="0032b15a"/>
    </style:style>
    <style:style style:name="T19" style:family="text">
      <style:text-properties officeooo:rsid="0033afe7"/>
    </style:style>
    <style:style style:name="T20" style:family="text">
      <style:text-properties officeooo:rsid="00361162"/>
    </style:style>
    <style:style style:name="T21" style:family="text">
      <style:text-properties officeooo:rsid="0036f323"/>
    </style:style>
    <style:style style:name="T22" style:family="text">
      <style:text-properties officeooo:rsid="00385568"/>
    </style:style>
    <style:style style:name="T23" style:family="text">
      <style:text-properties officeooo:rsid="00388066"/>
    </style:style>
    <style:style style:name="T24" style:family="text">
      <style:text-properties officeooo:rsid="003a76a8"/>
    </style:style>
    <style:style style:name="T25" style:family="text">
      <style:text-properties officeooo:rsid="003b1fbe"/>
    </style:style>
    <style:style style:name="T26" style:family="text">
      <style:text-properties officeooo:rsid="003be6dc"/>
    </style:style>
    <style:style style:name="T27" style:family="text">
      <style:text-properties officeooo:rsid="003da301"/>
    </style:style>
    <style:style style:name="T28" style:family="text">
      <style:text-properties officeooo:rsid="003e2199"/>
    </style:style>
    <style:style style:name="T29" style:family="text">
      <style:text-properties officeooo:rsid="003f1d15"/>
    </style:style>
    <style:style style:name="T30" style:family="text">
      <style:text-properties officeooo:rsid="003f54fe"/>
    </style:style>
    <style:style style:name="T31" style:family="text">
      <style:text-properties officeooo:rsid="0040d1f4"/>
    </style:style>
    <style:style style:name="T32" style:family="text">
      <style:text-properties officeooo:rsid="004145c7"/>
    </style:style>
    <style:style style:name="T33" style:family="text">
      <style:text-properties officeooo:rsid="0042aaea"/>
    </style:style>
    <style:style style:name="T34" style:family="text">
      <style:text-properties officeooo:rsid="0044752d"/>
    </style:style>
    <style:style style:name="T35" style:family="text">
      <style:text-properties officeooo:rsid="00449abe"/>
    </style:style>
    <style:style style:name="T36" style:family="text">
      <style:text-properties officeooo:rsid="00464017"/>
    </style:style>
    <style:style style:name="T37" style:family="text">
      <style:text-properties officeooo:rsid="004776f2"/>
    </style:style>
    <style:style style:name="T38" style:family="text">
      <style:text-properties officeooo:rsid="00492325"/>
    </style:style>
    <style:style style:name="T39" style:family="text">
      <style:text-properties officeooo:rsid="004d6ac2"/>
    </style:style>
    <style:style style:name="T40" style:family="text">
      <style:text-properties officeooo:rsid="004e07b0"/>
    </style:style>
    <style:style style:name="T41" style:family="text">
      <style:text-properties officeooo:rsid="004f4ac8"/>
    </style:style>
    <style:style style:name="T42" style:family="text">
      <style:text-properties officeooo:rsid="0050edc1"/>
    </style:style>
    <style:style style:name="T43" style:family="text">
      <style:text-properties fo:font-style="italic" officeooo:rsid="0050edc1" style:font-style-asian="italic" style:font-style-complex="italic"/>
    </style:style>
    <style:style style:name="T44" style:family="text">
      <style:text-properties fo:font-style="normal" style:font-style-asian="normal" style:font-style-complex="normal"/>
    </style:style>
    <style:style style:name="T45" style:family="text">
      <style:text-properties fo:font-style="normal" officeooo:rsid="0050edc1" style:font-style-asian="normal" style:font-style-complex="normal"/>
    </style:style>
    <style:style style:name="T46" style:family="text">
      <style:text-properties fo:font-style="normal" officeooo:rsid="00539cd3" style:font-style-asian="normal" style:font-style-complex="normal"/>
    </style:style>
    <style:style style:name="T47" style:family="text">
      <style:text-properties fo:font-style="normal" officeooo:rsid="00539d20" style:font-style-asian="normal" style:font-style-complex="normal"/>
    </style:style>
    <style:style style:name="T48" style:family="text">
      <style:text-properties fo:font-style="normal" officeooo:rsid="0053dc50" style:font-style-asian="normal" style:font-style-complex="normal"/>
    </style:style>
    <style:style style:name="T49" style:family="text">
      <style:text-properties fo:font-style="normal" officeooo:rsid="005505ad" style:font-style-asian="normal" style:font-style-complex="normal"/>
    </style:style>
    <style:style style:name="T50" style:family="text">
      <style:text-properties fo:font-style="normal" officeooo:rsid="0058a298" style:font-style-asian="normal" style:font-style-complex="normal"/>
    </style:style>
    <style:style style:name="T51" style:family="text">
      <style:text-properties fo:font-style="normal" officeooo:rsid="00590d6f" style:font-style-asian="normal" style:font-style-complex="normal"/>
    </style:style>
    <style:style style:name="T52" style:family="text">
      <style:text-properties officeooo:rsid="005a604f"/>
    </style:style>
    <style:style style:name="T53" style:family="text">
      <style:text-properties officeooo:rsid="005bbca0"/>
    </style:style>
    <style:style style:name="T54" style:family="text">
      <style:text-properties style:text-underline-style="none"/>
    </style:style>
    <style:style style:name="T55" style:family="text">
      <style:text-properties style:text-underline-style="none" officeooo:rsid="001be8ff"/>
    </style:style>
    <style:style style:name="T56" style:family="text">
      <style:text-properties officeooo:rsid="005d8f12"/>
    </style:style>
    <style:style style:name="T57" style:family="text">
      <style:text-properties officeooo:rsid="005dc79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Zorakia</text:p>
      <text:h text:style-name="P3" text:outline-level="1">Intro</text:h>
      <text:p text:style-name="P1"><text:span text:style-name="T54">These pages contains the full extent of the lore available for games set in the kingdom of Zorakia. What’s written herein are by no means exhaustive and may be subject to changes in the future, it is a living world after all. </text:span><text:span text:style-name="T55">For more exhaustive information regarding licensing of this material, as well as making sure you are reading the latest version, please see the related GitHub page: </text:span><text:a xlink:type="simple" xlink:href="https://github.com/WigsZ/Zorakia" text:style-name="Internet_20_link" text:visited-style-name="Visited_20_Internet_20_Link">https://github.com/WigsZ/Zorakia</text:a></text:p>
      <text:p text:style-name="P12">Inspiration has mainly been provided by other works of western fantasy fiction, with the main sources of inspiration being the table top role-playing game Drakar och Demoner (the world of Ereb Altor). Although Nordic and Slavic folk lore has also provided plenty of guidelines and inspiration to create a world that is both mysterious and fantastical without straying too far into dark matters.</text:p>
      <text:h text:style-name="P4" text:outline-level="1">About the author</text:h>
      <text:p text:style-name="P12">Going by the name Wigs, the author of this material enjoys their privacy and the focus to remain on the <text:span text:style-name="T1">world of Zorakia. Although in short, their qualifications involve a long career as a game master over a dozen or so systems spanning 13+ years. This has provided ample opportunity to both consume the works of others as well as tool worlds of their own to fit given systems and players.</text:span></text:p>
      <text:h text:style-name="P5" text:outline-level="1">The Kingdom of Zorakia</text:h>
      <text:h text:style-name="P7" text:outline-level="2">Statistics</text:h>
      <text:p text:style-name="P13"><text:span text:style-name="T52">Capital: </text:span><text:span text:style-name="T53">Pharynx</text:span><text:span text:style-name="T52"><text:line-break/>Languages: </text:span><text:span text:style-name="T53">Common/trade tongue (with many local dialects), minority languages (dwarvish, elvish, fae)</text:span><text:span text:style-name="T52"><text:line-break/>Population: </text:span><text:span text:style-name="T53">630 000</text:span><text:span text:style-name="T52"><text:line-break/>Religion: </text:span><text:span text:style-name="T53">the Shining path (state religion, 95%), the old ways (3%), others (minority groups)</text:span><text:span text:style-name="T52"><text:line-break/>Government: </text:span><text:span text:style-name="T53">Feudal monarchy (classic)</text:span><text:span text:style-name="T52"><text:line-break/>Head of state: </text:span><text:span text:style-name="T53">Valien XVII</text:span><text:span text:style-name="T52"><text:line-break/>Currency: </text:span><text:span text:style-name="T56">Crowns 1, shillings 10, pennies 100</text:span><text:span text:style-name="T52"><text:line-break/></text:span><text:span text:style-name="T53">Export goods: </text:span><text:span text:style-name="T56">lumber, grain, </text:span><text:span text:style-name="T57">copper, ale, books</text:span><text:span text:style-name="T53"><text:line-break/>Import goods: </text:span><text:span text:style-name="T57">salt, spices, cloth, luxury goods, mercenaries</text:span><text:span text:style-name="T53"><text:line-break/>Wealth: </text:span><text:span text:style-name="T57">normal</text:span><text:span text:style-name="T53"><text:line-break/>Military: </text:span><text:span text:style-name="T57">Excellent and plentiful cavalry (heavy and light) backed by peasant footmen and archers. Weak navy and reliant on mercenary captains for anything beyond defensive naval warfare.</text:span></text:p>
      <text:h text:style-name="P8" text:outline-level="2"><text:soft-page-break/>History</text:h>
      <text:h text:style-name="P10" text:outline-level="3">The <text:span text:style-name="T11">age</text:span> of darkness: 401 b.O - 55 b.O</text:h>
      <text:p text:style-name="P14"><text:span text:style-name="T8">The period before </text:span><text:span text:style-name="T9">the kingdom was even formed, when tribe after tribe of refugees from a long lost legendary empire settled different parts of what was to become Zorakia. </text:span><text:span text:style-name="T8">A tumultuous era </text:span><text:span text:style-name="T9">marked by</text:span><text:span text:style-name="T8"> viscous skirmishes and blood feuds </text:span><text:span text:style-name="T9">as well as tentative alliances and power struggles. Hardly any written records from this era survived, </text:span><text:span text:style-name="T10">although some stories passed down found their way to early scribes and managed to be put to parchment. In the form they were told though, so the validity of the claims made can be disputed.</text:span></text:p>
      <text:p text:style-name="P15"><text:span text:style-name="T10">As time went by, tentative alliances grew beyond temporary truces to proper alliances and sometimes even </text:span><text:span text:style-name="T12">the swearing of proper oaths of unity at folkmoots held on grounds of great importance. As these unions grew in size and power, more and more tribes ended up heeding the call of one of the four great warlords that emerged during the latter part of the era. </text:span><text:span text:style-name="T13">Officially, this particular chapter of Zorakian history was not declared closed until the forming of the kingdom and crowning of the first king.</text:span><text:span text:style-name="T12"> </text:span><text:span text:style-name="T13">Something that wasn’t made a reality until peace had been made among the lords.</text:span></text:p>
      <text:p text:style-name="P16">Calling what transpired a great war would be a stretch even the most embellished of tales wouldn’t go for. Of course there was the odd minor chief that stepped out of line and took matters in their own hands; redistributing the wealth and land of neighbors to better befit the world order as they saw it. The event that saw the dawn of the new age was far removed from the minor scuffles out in the countryside, the great folkmoot at Pharynx was what saw Zorakia solidified as a proper kingdom. A week-long farce where the lords of Raxberg, Pharynx, and the twin lords of Bur was to finally settle <text:span text:style-name="T14">matters ranging from laws to religion and customs. Easier said than done, perhaps, but on the seventh day there was but one question remaining: who was to bear the crown of the new kingdom? A question most had expected an easy answer to: lord Valien of Pharynx. Especially as his was the most fertile lands teeming with hardy people ready, and willing, to take up arms should their beloved lord be denied the right as read in the fires and entrails.</text:span></text:p>
      <text:p text:style-name="P17">A near enough unanimous “aye” was <text:span text:style-name="T15">heard by the gathered four, the remaining voice left mute and the face of lord Are of Bur left a twisted, spiteful grimace. The details of this disagreement is </text:span><text:span text:style-name="T16">heavily discussed among scholars ever since the moot itself. Not even the brother of lord Are had a satisfactory answer as to why the lord of Bur chose to not </text:span><text:span text:style-name="T17">join forces with the other three. Whatever his motivations, the result of it all was that the duchy of Bur and her people, slowly faded back into the woods from where it had been carved. Leaving the brother’s demesne of New Bur the sole duchy laying claim to the great Northpeak Weald.</text:span></text:p>
      <text:h text:style-name="P11" text:outline-level="3">The new age: 55 b.O - 610 a.O <text:span text:style-name="T36">(now)</text:span></text:h>
      <text:p text:style-name="P15"><text:span text:style-name="T18">The crowning of the first king of Zorakia marked the end of the legal and bureaucratic unrest, if not the brewing discontent among the populous now finding themselves subjects of an even less present <text:s/>gentry. Barely even had the kingdom formed before it faced several minor rebellions and conflicts on its borders as well. Yet it endured. </text:span><text:span text:style-name="T19">Exactly as to what one thing tipped the scales and saw the kingdom grow into a prosperous one is another historical fact that’s hotly debated. Some say it was all due to the superior minds of the king and his council that turned the tide. While some say it was </text:span><text:soft-page-break/><text:span text:style-name="T19">due to the supreme hardiness and resilience of the people of the land that would rather see a few stable years before any more changes of management.</text:span></text:p>
      <text:p text:style-name="P18">All throughout the period these same issues had a way of cropping up, and being resolved. Usually through <text:span text:style-name="T20">force, albeit the level of which varied from ruler to ruler. The first proper foreign threat to truly rally both peasants and nobles under the same banners </text:span><text:span text:style-name="T21">was the Kaddich pirate invasion of 10 b.O. Hard fought especially thanks to the Zorakian navy not being much more than a handful of longboats and even fewer converted trade ships. </text:span><text:span text:style-name="T22">With the invaders unable to find any foothold though, the conflict found itself at a standstill for years. The bloody stalemate broken only on the tenth year by the birth of the great prophet Odo. This forced the Kaddich forces back to deal with internal unrest stemming from the split of the church. Leaving Zorakia to recuperate its losses, and reinforce. Enough so that when the dust had settled on the isles of Kadd there was little the now newly formed union could do but </text:span><text:span text:style-name="T23">offer a peace treaty.</text:span></text:p>
      <text:p text:style-name="P19">A treaty that would spur on a golden age for both nations. A land as rich in resources as Zorakia was always short on means to make use of all it had to offer. Neither local craftspeople nor the meager exports was enough to stop the stockpiles from growing taller by the year. <text:span text:style-name="T24">An issue quickly sawn to by the cunning seafarers of the Kaddich union; happily aiding the young kingdom in opening up trade route after trade rout to foreign lands, strengthening all parties involved in the process. It was also this that inspired the young queen Valien II to make sure the brimming coffers spilled over to </text:span><text:span text:style-name="T25">duchies, counties and marches in the form of investments into, among other things, building proper crown roads.</text:span></text:p>
      <text:p text:style-name="P20">This <text:span text:style-name="T26">spirit of reinvesting in the nation was yet another sparkling stone in the crown of Zorakia. Something carried as a </text:span><text:span text:style-name="T27">great virtue by generations to come. As with most things though, it too saw an ebb and flow in the enthusiasm which the spirit was honored. Equally varying was the openness towards foreign trade partners, some regents seeing fit to even invite foreign royalty to visit the court at Pharynx </text:span><text:span text:style-name="T28">and strengthen bonds that would carry </text:span><text:span text:style-name="T29">them both through times of strained relations.</text:span></text:p>
      <text:p text:style-name="P21"><text:span text:style-name="T29">With these contacts came </text:span><text:span text:style-name="T30">the inevitable exchange of ideas. One of the more popular Kaddich ones being the </text:span><text:span text:style-name="T31">principle of one crown under one god. It was with Valien IV that this idea was put into practice in ways felt throughout every layer of society. The takeover was </text:span><text:span text:style-name="T32">at best seen as a valiant attempt to unite the people under one common faith and thus seeing that, even across the kingdom, people had more in common than not. At worst though, it was seen as an excuse to root out the strong leaders of the old </text:span><text:span text:style-name="T53">fate</text:span><text:span text:style-name="T32">, pillars of communities and vital in the contact with those that dwell in the great Northpeak Weald and other woods of the kingdom. </text:span><text:span text:style-name="T33">Whatever the intent was, the result was that the Shining path and their god, Etin, found the whole kingdom bowing their heads eastward each and every morning, thanking the rising sun for </text:span><text:span text:style-name="T34">saving their glorious kingdom. </text:span><text:span text:style-name="T35">Not even a lifetime of diligent “work”, and what little remained of the old ways had been pushed so deep underground that it might as well had joined the duchy of old Bur in history.</text:span></text:p>
      <text:p text:style-name="P22"><text:span text:style-name="T35">The tenacity and piousness of Valien IV couldn’t find a way to outlive the queen though, not in its full fiery glory, and with following rules finding </text:span><text:span text:style-name="T36">less and less reason to needlessly prosecute, there was room for local customs to grow back. Much to the church’s dismay, enough so that martial monastic orders took it upon themselves to enforce the laws of Etin wherever they found them to be </text:span><text:soft-page-break/><text:span text:style-name="T36">broken. A practice still kept up to </text:span><text:span text:style-name="T37">current</text:span><text:span text:style-name="T36"> times, </text:span><text:span text:style-name="T37">if with ever increasing order and less fervor than at the dawn of the orders </text:span><text:span text:style-name="T38">prevalence in Zorakia</text:span><text:span text:style-name="T37">.</text:span></text:p>
      <text:p text:style-name="P23">External threats have always been plentiful, but seldom more than a nuisance for the march it affected. Most of these conflicts happened in what’s known as the march eastward: a slow expansion beyond the confines of the Northpeak Weald, out across the sparsely inhabited “wilds” to the east. Barren, mossy highlands interspersed with fertile river valleys, <text:span text:style-name="T39">the eastern lands was sought after more for the natural barrier towards potential invaders from the east than for what they have to offer in terms of arable land. With this expansion there was also a steady influx of new nobles, counts, countesses, marchionesses, and marquesses </text:span><text:span text:style-name="T40">all vying for their regents attention and with no duke or duchess to turn to for assistance. A void quickly filled by </text:span><text:span text:style-name="T41">the church of the Shining path, or more precisely, the same orders that saw it as their Etin given duty to spread the good word, by fire if necessary.</text:span></text:p>
      <text:p text:style-name="P24">Still, to this very day, there has been no duke or duchess appointed regent of the eastern crownlands. Perhaps as a way to keep <text:span text:style-name="T42">the region and its </text:span><text:span text:style-name="T43">very</text:span><text:span text:style-name="T45"> opinionated populace placated: the attention of the crown, at least until present day, enough to see the unrest never grow beyond the odd unruly mob </text:span><text:span text:style-name="T46">demanding lowered taxes or the like.</text:span></text:p>
      <text:p text:style-name="P25"><text:span text:style-name="T46">A</text:span><text:span text:style-name="T47">s had become customary, there always had to be a Valien on the throne. This, at first, seemed like a small nuisance but not much more; having every firstborn of the royal family change their name at the time of the coronation. Albeit it turned out to be a bit more of a hassle than first expected. What with rival branches of the family tree all vying for the throne even going so far as to name themselves or their heirs Valien. Regnal numbering be damned, especially as numbering your name </text:span><text:span text:style-name="T48">would’ve been one step too far </text:span><text:span text:style-name="T49">for the nobility. It was one thing to make motions towards the throne, and a wholly different thing to actually lay claim to it.</text:span></text:p>
      <text:p text:style-name="P26"><text:span text:style-name="T50">F</text:span><text:span text:style-name="T44">ew of the regents had made </text:span><text:span text:style-name="T50">marks like quite Valien I and IV, though none of the other was in any way bad rulers. Mostly thanks to the robust system of councilors and advisors that even early kings and queens had come to rely on for making sure the realm was </text:span><text:span text:style-name="T51">properly managed. A tradition that lives on up to the current reign of king Valien XVII.</text:span></text:p>
      <text:h text:style-name="P6" text:outline-level="1">The <text:span text:style-name="T7">rest of the w</text:span>orld</text:h>
      <text:p text:style-name="P27">What little that is known about the world outside of Zorakia comes <text:span text:style-name="T2">on the trade routes whereupon goods and stories travel from both near and far. </text:span><text:span text:style-name="T3">Although what has been told might very well need to be taken with a grain of salt, especially seeing as the sources, merchants and sailors, do happen to enjoy </text:span><text:span text:style-name="T4">embellishing stories until they only generally resemble the oftentimes much less exciting truth.</text:span></text:p>
      <text:h text:style-name="P9" text:outline-level="2">The Kaddich union</text:h>
      <text:p text:style-name="P28"><text:span text:style-name="T4">A collection of islands a good day with the wind in your back south of the southernmost tip of Zorakia. Known as the birthplace of the religion followed by </text:span><text:span text:style-name="T5">most of the “civil” world, and a shattered nation only just held together by a plethora of merchant lords and their tentative alliances. Seen by most Zorakians as a volatile potential enemy just waiting to collapse back into the nest of raiders and corsairs it once was. Although very few both nobles and burghers can turn down </text:span><text:soft-page-break/><text:span text:style-name="T5">Kaddich goods and coin, for the seafaring folk are truly the ones that make sure the oceans are forever teeming with commerce. Especially seeing as the Zorakian navy </text:span><text:span text:style-name="T6">have never been a point of pride for the kingdom.</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892b7"/>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tab/><text:tab/><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9:35:07.041536495</meta:creation-date>
    <dc:date>2021-11-04T20:32:59.909971593</dc:date>
    <meta:editing-duration>PT3H5M45S</meta:editing-duration>
    <meta:editing-cycles>53</meta:editing-cycles>
    <meta:generator>LibreOffice/6.4.7.2$Linux_X86_64 LibreOffice_project/40$Build-2</meta:generator>
    <meta:document-statistic meta:table-count="0" meta:image-count="0" meta:object-count="0" meta:page-count="5" meta:paragraph-count="31" meta:word-count="2221" meta:character-count="12667" meta:non-whitespace-character-count="10474"/>
  </office:meta>
</office:document-meta>
</file>